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fo:color="#ff3333" style:font-name="Liberation Sans1"/>
    </style:style>
    <style:style style:name="P2" style:family="paragraph" style:parent-style-name="Standard">
      <style:text-properties fo:color="#ff3333" style:font-name="Liberation Sans1" fo:font-weight="bold" style:font-weight-asian="bold" style:font-weight-complex="bold"/>
    </style:style>
    <style:style style:name="P3" style:family="paragraph" style:parent-style-name="Standard">
      <style:text-properties style:font-name="Liberation Sans1"/>
    </style:style>
    <style:style style:name="P4" style:family="paragraph" style:parent-style-name="Standard">
      <style:paragraph-properties fo:text-align="center" style:justify-single-word="false"/>
      <style:text-properties style:font-name="Liberation Sans1" fo:font-size="32pt" fo:font-weight="bold" style:font-size-asian="32pt" style:font-weight-asian="bold" style:font-size-complex="32pt" style:font-weight-complex="bold"/>
    </style:style>
    <style:style style:name="P5" style:family="paragraph" style:parent-style-name="Standard">
      <style:text-properties officeooo:rsid="0004261d" officeooo:paragraph-rsid="002168a3"/>
    </style:style>
    <style:style style:name="P6" style:family="paragraph" style:parent-style-name="Standard">
      <style:text-properties officeooo:paragraph-rsid="002168a3"/>
    </style:style>
    <style:style style:name="P7" style:family="paragraph" style:parent-style-name="Standard">
      <style:paragraph-properties fo:break-before="page"/>
      <style:text-properties style:font-name="Liberation Sans1"/>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Heading_20_2">
      <style:text-properties officeooo:rsid="0020bead" officeooo:paragraph-rsid="0020bead"/>
    </style:style>
    <style:style style:name="P11" style:family="paragraph" style:parent-style-name="Heading_20_2">
      <style:text-properties fo:color="#ff3333" style:font-name="Liberation Serif" fo:font-size="12pt" fo:font-style="normal" fo:font-weight="normal" officeooo:rsid="002110ba" officeooo:paragraph-rsid="002168a3" style:font-size-asian="12pt" style:font-style-asian="normal" style:font-weight-asian="normal" style:font-size-complex="12pt" style:font-style-complex="normal" style:font-weight-complex="normal"/>
    </style:style>
    <style:style style:name="P12" style:family="paragraph" style:parent-style-name="Heading_20_2">
      <style:paragraph-properties fo:break-before="page"/>
      <style:text-properties officeooo:paragraph-rsid="002168a3"/>
    </style:style>
    <style:style style:name="P13" style:family="paragraph" style:parent-style-name="Heading_20_3">
      <style:text-properties officeooo:rsid="0020bead" officeooo:paragraph-rsid="0020bead"/>
    </style:style>
    <style:style style:name="P14" style:family="paragraph" style:parent-style-name="Standard">
      <style:text-properties fo:color="#ff3333" style:font-name="Liberation Sans1" officeooo:paragraph-rsid="002168a3"/>
    </style:style>
    <style:style style:name="P15" style:family="paragraph" style:parent-style-name="Standard">
      <style:text-properties officeooo:rsid="0004261d" officeooo:paragraph-rsid="002168a3"/>
    </style:style>
    <style:style style:name="P16" style:family="paragraph" style:parent-style-name="Standard">
      <style:text-properties officeooo:paragraph-rsid="002168a3"/>
    </style:style>
    <style:style style:name="P17" style:family="paragraph" style:parent-style-name="Standard">
      <style:text-properties officeooo:rsid="00234d34" officeooo:paragraph-rsid="00234d34"/>
    </style:style>
    <style:style style:name="P18" style:family="paragraph" style:parent-style-name="Standard">
      <style:paragraph-properties fo:text-align="center" style:justify-single-word="false"/>
      <style:text-properties style:font-name="Liberation Sans1" fo:font-size="22pt" fo:font-weight="bold" officeooo:rsid="0023edc8" officeooo:paragraph-rsid="0023edc8" style:font-size-asian="22pt" style:font-weight-asian="bold" style:font-size-complex="22pt" style:font-weight-complex="bold"/>
    </style:style>
    <style:style style:name="P19" style:family="paragraph" style:parent-style-name="Text_20_body">
      <style:text-properties officeooo:rsid="00234d34" officeooo:paragraph-rsid="00234d34"/>
    </style:style>
    <style:style style:name="T1" style:family="text">
      <style:text-properties officeooo:rsid="0020bead"/>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000000" officeooo:rsid="00084172" fo:background-color="#ffffff" loext:char-shading-value="0"/>
    </style:style>
    <style:style style:name="T4" style:family="text">
      <style:text-properties fo:color="#000000" officeooo:rsid="002168a3" fo:background-color="#ffffff" loext:char-shading-value="0"/>
    </style:style>
    <style:style style:name="T5" style:family="text">
      <style:text-properties officeooo:rsid="0004261d"/>
    </style:style>
    <style:style style:name="T6" style:family="text">
      <style:text-properties style:font-name="Liberation Serif" fo:font-size="12pt" officeooo:rsid="0004261d" style:font-size-asian="12pt" style:font-size-complex="12pt"/>
    </style:style>
    <style:style style:name="T7" style:family="text">
      <style:text-properties fo:font-variant="normal" fo:text-transform="none" fo:color="#111111" style:font-name="Liberation Serif" fo:font-size="12pt" fo:letter-spacing="normal" fo:font-style="normal" fo:font-weight="normal" style:font-size-asian="12pt" style:font-size-complex="12pt"/>
    </style:style>
    <style:style style:name="T8" style:family="text">
      <style:text-properties fo:font-variant="normal" fo:text-transform="none" fo:color="#111111" style:font-name="Liberation Serif" fo:font-size="12pt" fo:letter-spacing="normal" fo:font-style="normal" fo:font-weight="normal" officeooo:rsid="0004261d"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OSSIER E6 :</text:p>
      <text:p text:style-name="P18">Veille Technologiqu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2">BTS</text:span> <text:span text:style-name="T2">S</text:span>ervices<text:span text:style-name="T2"> I</text:span>nformatiques aux <text:span text:style-name="T2">O</text:span>rganisations</text:p>
      <text:p text:style-name="P7"/>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text:a xlink:type="simple" xlink:href="#__RefHeading___Toc1487_973932155" text:style-name="Index_20_Link" text:visited-style-name="Index_20_Link">INTRODUCTION<text:tab/>3</text:a></text:p>
          <text:p text:style-name="P8"><text:a xlink:type="simple" xlink:href="#__RefHeading___Toc1489_973932155" text:style-name="Index_20_Link" text:visited-style-name="Index_20_Link">DEVELOPPEMENT<text:tab/>3</text:a></text:p>
          <text:p text:style-name="P9"><text:a xlink:type="simple" xlink:href="#__RefHeading___Toc1495_973932155" text:style-name="Index_20_Link" text:visited-style-name="Index_20_Link">CONCLUSION<text:tab/>3</text:a></text:p>
        </text:index-body>
      </text:table-of-content>
      <text:p text:style-name="P3"/>
      <text:h text:style-name="P12" text:outline-level="2">INTRODUCTION</text:h>
      <text:p text:style-name="P5">Pour se renseigner au sujet de sa veille technologique (Pour ma part c’était la Réalité Augmentée) , il y a les moyens que je dirais « classiques » qui consiste à faire des recherches en tapant les mots clés de la veille technologique sur un moteur de recherche, ensuite on a accès un beaucoup d’article, de site, des forums etc.. </text:p>
      <text:p text:style-name="P3"><text:a xlink:type="simple" xlink:href="https://github.com/Ogrebabaa/Portfolio-MVC" text:style-name="Internet_20_link" text:visited-style-name="Visited_20_Internet_20_Link"/></text:p>
      <text:p text:style-name="P3"><text:a xlink:type="simple" xlink:href="https://github.com/Ogrebabaa/Portfolio-MVC" text:style-name="Internet_20_link" text:visited-style-name="Visited_20_Internet_20_Link"/></text:p>
      <text:h text:style-name="P10" text:outline-level="2"><text:bookmark-start text:name="__RefHeading___Toc1489_973932155"/>DEVELOPPEMENT<text:bookmark-end text:name="__RefHeading___Toc1489_973932155"/></text:h>
      <text:p text:style-name="P19">5.2.2)</text:p>
      <text:p text:style-name="P5">Ensuite il faut faire un tri dans les informations, par exemple trouver une information et la retrouver sur plusieurs autres sources qui peut témoigner d’un gain de « qualité » vis à vis de cette information.</text:p>
      <text:p text:style-name="P6"><text:span text:style-name="T5"><text:tab/>Ensuite il y a d’autres moyens plus originaux, par e</text:span><text:span text:style-name="T6">xemple les flux rss <text:s/>qui </text:span><text:span text:style-name="T7">Généralement, contien</text:span><text:span text:style-name="T8">nent</text:span><text:span text:style-name="T7"> un titre (souvent celui d'un article), une description de l'article, et un lien vers le site concerné.</text:span> <text:span text:style-name="T5">Donc il existe plusieurs applications qui peuvent fournir se besoin , moi j’ai télécharger « Feedly » et « RSS Reader » , je tape des mots clés concernant ma veille et les mets dans une « liste » cette liste va rescencer tout les articles contenant mes mots clés et donc pouvoir se rensigner au sujet de la veille technologique.</text:span></text:p>
      <text:p text:style-name="P6"><text:tab/><text:span text:style-name="T5">Pour se tenir informer chaque jour j’ai aussi mi une google alerte sur ma boite Gmail et tout les jours ( ou toutes les semaines) je reçois des notifications ( je peux gérer les notifications) avec mon ou mes mots clés que j’ai demandé, ceci me permet de me tenir informé quotidiennement au sujet de ma veille technologique .</text:span></text:p>
      <text:p text:style-name="P6"/>
      <text:p text:style-name="P17">5.2.4</text:p>
      <text:p text:style-name="P17"/>
      <text:p text:style-name="P17">Travailler sur une veille technologique m’a permis de me documenter sur une technologie(la Réalité Augmenté). Depuis plus d’un an, je vois des nouveautés, des avancés technologiques et comment cette technologie est amenée à évoluer, notamment avec le contexte sanitaire actuel.</text:p>
      <text:p text:style-name="P14"/>
      <text:h text:style-name="P13" text:outline-level="3"><text:bookmark-start text:name="__RefHeading___Toc1495_973932155"/>CONCLUSION<text:bookmark-end text:name="__RefHeading___Toc1495_973932155"/></text:h>
      <text:h text:style-name="P11" text:outline-level="2"><text:span text:style-name="T3">Les </text:span><text:span text:style-name="T4">stratégies</text:span><text:span text:style-name="T3"> précédentes m’ont permis de me documenter sur ma veille technologique qui est « La Réalité Augmentée » </text:span><text:span text:style-name="T4">de la mettre à jour régulièrement.</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ff3333" style:font-name="Liberation Sans1" fo:font-weight="bold" style:font-weight-asian="bold" style:font-weight-complex="bold"/>
    </style:style>
    <style:style style:name="MT1" style:family="text">
      <style:text-properties officeooo:rsid="0020be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oreau Cléme<text:span text:style-name="MT1">nt</text:span></text:p>
      </style:header>
      <style:footer>
        <text:p text:style-name="Footer"><text:tab/><text:tab/>Page <text:page-number text:select-page="current">2</text:page-number><text:s/>/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H28M24S</meta:editing-duration>
    <meta:editing-cycles>9</meta:editing-cycles>
    <meta:generator>LibreOffice/6.1.5.2$Linux_X86_64 LibreOffice_project/10$Build-2</meta:generator>
    <dc:date>2021-05-20T11:01:39.239955939</dc:date>
    <meta:document-statistic meta:table-count="0" meta:image-count="0" meta:object-count="0" meta:page-count="3" meta:paragraph-count="20" meta:word-count="344" meta:character-count="2036" meta:non-whitespace-character-count="1706"/>
  </office:meta>
</office:document-meta>
</file>